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23f1" officeooo:paragraph-rsid="000c23f1"/>
    </style:style>
    <style:style style:name="P9" style:family="paragraph" style:parent-style-name="Standard">
      <style:text-properties officeooo:rsid="000c7565" officeooo:paragraph-rsid="000c7565"/>
    </style:style>
    <style:style style:name="P10" style:family="paragraph" style:parent-style-name="Standard">
      <style:text-properties officeooo:rsid="000cf5b9" officeooo:paragraph-rsid="000cf5b9"/>
    </style:style>
    <style:style style:name="P11" style:family="paragraph" style:parent-style-name="Standard">
      <style:text-properties officeooo:rsid="000eb8fb" officeooo:paragraph-rsid="000eb8fb"/>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9">But the riverman shook his head violently. </text:p>
      <text:p text:style-name="P9"/>
      <text:p text:style-name="P9">“No, now is the most important part of the journey. We don't want speed here, but sureness. We must go down the left most passage!” He crouched and peered down the river, adjusting the tiller carefully, but forcefully aiming them towards the left.</text:p>
      <text:p text:style-name="P9"/>
      <text:p text:style-name="P9">There was a sound, almost like a sigh, and in an instant, they were surrounded by the mist. </text:p>
      <text:p text:style-name="P9"/>
      <text:p text:style-name="P9">The riverman cursed loudly. </text:p>
      <text:p text:style-name="P9"><text:soft-page-break/></text:p>
      <text:p text:style-name="P9">“Keep an eye out on the left side. The shore is rocky, but it widens again a bit after the first islands. We just don't want to hit the side in the mist.”</text:p>
      <text:p text:style-name="P9"/>
      <text:p text:style-name="P9">Quentin and Thella peered into the fog. </text:p>
      <text:p text:style-name="P9"/>
      <text:p text:style-name="P9">Billows of cloud formed shapeless things that hinted at the line of a shore, but disappeared one after another as they moved. </text:p>
      <text:p text:style-name="P9"/>
      <text:p text:style-name="P9">A spit of rock appeared, slicing straight up through the water, at least ten feet into the air. The monstrous thing gurgled as the river rush to its sides. </text:p>
      <text:p text:style-name="P9"/>
      <text:p text:style-name="P9">“Damn!” The guide said, throwing the boat quickly to the side, dodging to the left. They passed far from the monolith, but even so, they could feel the monstrous power of the water as it coursed past its length. </text:p>
      <text:p text:style-name="P9"/>
      <text:p text:style-name="P9">An island followed it, at first a jumble of rocks, with water washing turbulently over them, then rising up above them, the gravel and then dirt and trees of a proper island. Quentin thought he felt them start to move faster. The guide was clearly nervous. </text:p>
      <text:p text:style-name="P9"/>
      <text:p text:style-name="P9">“Well… We made it right? We got to the left.” The guide asked, clearly trying to reassure himself. </text:p>
      <text:p text:style-name="P9"/>
      <text:p text:style-name="P9">“Right.” Quentin said.</text:p>
      <text:p text:style-name="P9"/>
      <text:p text:style-name="P9">“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9"/>
      <text:p text:style-name="P10">The mist was getting denser and denser. Before, it was just an annoyance, but now as it came in stronger, Quentin was finding it hard to even make out the shore that he knew was right next to them.</text:p>
      <text:p text:style-name="P10"/>
      <text:p text:style-name="P10">The guide knew this too and tried to slow them, but the river coursed faster beneath them as if to counter his efforts. </text:p>
      <text:p text:style-name="P10"/>
      <text:p text:style-name="P10">“Oh! Shore on the left!” Thella called out, pointing at the tree lined bank that suddenly loomed next to them. </text:p>
      <text:p text:style-name="P10"/>
      <text:p text:style-name="P10">“On the left?” The guide jumped, pushing them in the opposite direction. “And trees? The left bank has no pine trees. Its farmland!”</text:p>
      <text:p text:style-name="P10"/>
      <text:p text:style-name="P11">The mist suddenly and violently turned chillingly cold. </text:p>
      <text:p text:style-name="P11"/>
      <text:p text:style-name="P11">“Oh gods. We didn't get far enough left! Why did I ever agree to take you? Gods I knew better!”</text:p>
      <text:p text:style-name="P11"/>
      <text:p text:style-name="P11">Quentin could now just barely make out the two sides of the islands surrounding them. Yet bizzarely, the water was flowing without turbulence but with frightening speed. </text:p>
      <text:p text:style-name="P11"/>
      <text:p text:style-name="P11"><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1"/>
      <text:p text:style-name="P11">“Quiet!” Quentin thundered. “Thella. Get down into the boat! Grab onto our supplies!”</text:p>
      <text:p text:style-name="P11"/>
      <text:p text:style-name="P11">The mist swirled around them, and he could not tell whether it was a wind, or from their terrifying speed, but the damp iciness cut right through their heavy cloaks. They shivered and braced for the inevitable trials. </text:p>
      <text:p text:style-name="P11"/>
      <text:p text:style-name="P11">And they did not have to wait long. Without warning, the mist somehow got denser, past a lingering cloud. For the first time, Quentin also felt fear for something other than his own journey and Thella's fate. “Oh gods. There's some power here!” he cried.</text:p>
      <text:p text:style-name="P11"/>
      <text:p text:style-name="P11">The mist grabbed them with crushing force and hurled them down the river, which was now impossibly <text:s text:c="2"/>narrow, the sides sucking as the dark waters frothed and spun, all drawing towards some horrible fate. And a roaring sound could be heard.</text:p>
      <text:p text:style-name="P11"/>
      <text:p text:style-name="P11">“Rapids!” The guide yelled. “Get down!”</text:p>
      <text:p text:style-name="P11"/>
      <text:p text:style-name="P11">But Quentin had already seen the first of the rocks, a ugly flat thing, jutting out into the air, and around it sprayed a torrent as the whole river flowed over its bulk in a white chaos. </text:p>
      <text:p text:style-name="P11"/>
      <text:p text:style-name="P11">Thella screamed.</text:p>
      <text:p text:style-name="P11"/>
      <text:p text:style-name="P11">“Get down! I can't see!” The riverman yelled, his voice filled with panic. </text:p>
      <text:p text:style-name="P11"/>
      <text:p text:style-name="P11">But Quentin stood in the boat and produced a leather tome whose pages now fluttered in the freezing mist. </text:p>
      <text:p text:style-name="P11"/>
      <text:p text:style-name="P11">He outstretched a hand and cried out a word in a beautiful forgotten language. </text:p>
      <text:p text:style-name="P11"/>
      <text:p text:style-name="P11">The rock exploded into fragments which tumbled into the water and instantly vanished, as if greedily sucked under. He then threw himself down as they ran over the remains. </text:p>
      <text:p text:style-name="P11"/>
      <text:p text:style-name="P11">The boat heaved. And this time Quentin let out a cry. He clutched Thella with one hand and the structure of the boat with the other. </text:p>
      <text:p text:style-name="P10"/>
      <text:p text:style-name="P10"/>
      <text:p text:style-name="P9"/>
      <text:p text:style-name="P9"/>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5-25T15:03:41.577000000</dc:date>
    <meta:editing-duration>PT1H1M49S</meta:editing-duration>
    <meta:editing-cycles>7</meta:editing-cycles>
    <meta:generator>LibreOffice/5.0.5.2$Windows_X86_64 LibreOffice_project/55b006a02d247b5f7215fc6ea0fde844b30035b3</meta:generator>
    <meta:document-statistic meta:table-count="0" meta:image-count="0" meta:object-count="0" meta:page-count="4" meta:paragraph-count="60" meta:word-count="1811" meta:character-count="9851" meta:non-whitespace-character-count="8064"/>
  </office:meta>
</office:document-meta>
</file>